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2024-02-20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2023-01-30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2022-01-25 22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2021-01-26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2020-02-04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2019-0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2018-02-07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2017-02-02 0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2016-01-27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2015-01-22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2014-01-28 21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2013-01-29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2012-01-25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2011-02-18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2010-02-02 21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2009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2008-02-05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2008-01-29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2007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2006-01-18 20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2005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2004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2003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2002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2001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2000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1999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1998-02-26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1997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1996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1995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1994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1993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1992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1991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1990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1989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1988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1986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1985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1984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1983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1982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1981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1980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1979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1978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1977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197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1975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1974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1973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1973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1971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105501</text:p>
          </table:table-cell>
          <table:table-cell office:value-type="string" calcext:value-type="string">
            <text:p>1969-1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11" meta:object-count="0"/>
    <meta:user-defined meta:name="AppVersion">3.0</meta:user-defined>
  </office:meta>
</office:document-meta>
</file>